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00ff00" draw:textarea-horizontal-align="left" draw:auto-grow-height="true" draw:auto-grow-width="true" fo:min-height="0.277cm" fo:min-width="5.198cm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5.198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7.655cm"/>
    </style:style>
    <style:style style:name="gr10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65cm" fo:padding-lef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426cm" svg:height="0.439cm" svg:x="9.207cm" svg:y="6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426cm" svg:height="0.439cm" svg:x="9.207cm" svg:y="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426cm" svg:height="0.439cm" svg:x="9.206cm" svg:y="9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42cm" svg:y1="6.486cm" svg:x2="9.42cm" svg:y2="7.492cm" draw:start-shape="id1" draw:start-glue-point="8" draw:end-shape="id2" draw:end-glue-point="4" svg:d="m9420 6486v1006">
          <text:p/>
        </draw:connector>
        <draw:connector draw:style-name="gr2" draw:text-style-name="P1" draw:layer="layout" draw:type="line" svg:x1="9.42cm" svg:y1="7.931cm" svg:x2="9.419cm" svg:y2="9.162cm" draw:start-shape="id2" draw:start-glue-point="8" draw:end-shape="id3" draw:end-glue-point="4" svg:d="m9420 7931-1 1231">
          <text:p/>
        </draw:connector>
        <draw:line draw:style-name="gr3" draw:text-style-name="P1" draw:layer="layout" svg:x1="7.55cm" svg:y1="2.905cm" svg:x2="7.55cm" svg:y2="16.24cm">
          <text:p/>
        </draw:line>
        <draw:custom-shape draw:style-name="gr1" draw:text-style-name="P1" xml:id="id4" draw:id="id4" draw:layer="layout" svg:width="0.426cm" svg:height="0.439cm" svg:x="7.384cm" svg:y="5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748cm" svg:y1="5.386cm" svg:x2="9.571cm" svg:y2="6.111cm" draw:start-shape="id4" draw:start-glue-point="9" draw:end-shape="id1" draw:end-glue-point="5" svg:d="m7748 5386 1823 725">
          <text:p/>
        </draw:connector>
        <draw:custom-shape draw:style-name="gr1" draw:text-style-name="P1" xml:id="id7" draw:id="id7" draw:layer="layout" svg:width="0.426cm" svg:height="0.439cm" svg:x="7.387cm" svg:y="9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269cm" svg:y1="9.538cm" svg:x2="7.814cm" svg:y2="10.679cm" draw:start-shape="id5" draw:start-glue-point="7" draw:end-shape="id6" draw:end-glue-point="10" svg:d="m9269 9538-1455 1141">
          <text:p/>
        </draw:connector>
        <draw:frame draw:style-name="gr4" draw:text-style-name="P2" draw:layer="layout" svg:width="7.004cm" svg:height="0.806cm" svg:x="4.168cm" svg:y="1.57cm">
          <draw:text-box>
            <text:p><text:span text:style-name="T1">1/0/0/0/andreav/INT/develop</text:span></text:p>
          </draw:text-box>
        </draw:frame>
        <draw:custom-shape draw:style-name="gr1" draw:text-style-name="P1" xml:id="id5" draw:id="id5" draw:layer="layout" svg:width="0.426cm" svg:height="0.439cm" svg:x="9.207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426cm" svg:height="0.439cm" svg:x="7.388cm" svg:y="10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9.223cm" svg:height="0.806cm" svg:x="8.185cm" svg:y="4.604cm">
          <draw:text-box>
            <text:p><text:span text:style-name="T1">1/0/0/0/user/FTR/topic/NEW/BRANCH</text:span></text:p>
          </draw:text-box>
        </draw:frame>
        <draw:frame draw:style-name="gr5" draw:text-style-name="P2" draw:layer="layout" svg:width="8.605cm" svg:height="0.806cm" svg:x="9.94cm" svg:y="7.215cm">
          <draw:text-box>
            <text:p><text:span text:style-name="T1">1/0/0/0/user/FTR/topic/FIX/1234567</text:span></text:p>
          </draw:text-box>
        </draw:frame>
        <draw:frame draw:style-name="gr5" draw:text-style-name="P2" draw:layer="layout" svg:width="7.754cm" svg:height="0.806cm" svg:x="9.99cm" svg:y="8.485cm">
          <draw:text-box>
            <text:p><text:span text:style-name="T1">1/0/0/0/user/FTR/topic/DEV/000</text:span></text:p>
          </draw:text-box>
        </draw:frame>
        <draw:frame draw:style-name="gr6" draw:text-style-name="P2" draw:layer="layout" svg:width="5.698cm" svg:height="0.806cm" svg:x="9.971cm" svg:y="9.22cm">
          <draw:text-box>
            <text:p><text:span text:style-name="T1">1/0/0/0/user/FTR/topic</text:span></text:p>
          </draw:text-box>
        </draw:frame>
        <draw:connector draw:style-name="gr2" draw:text-style-name="P1" draw:layer="layout" draw:type="lines" draw:line-skew="0cm -1.976cm" svg:x1="3.198cm" svg:y1="7.721cm" svg:x2="7.387cm" svg:y2="9.578cm" draw:end-shape="id7" draw:end-glue-point="6" svg:d="m3198 7721v0l1712 1857h2477">
          <text:p/>
        </draw:connector>
        <draw:frame draw:style-name="gr7" draw:text-style-name="P3" draw:layer="layout" svg:width="0.502cm" svg:height="1.187cm" svg:x="2.37cm" svg:y="6.75cm">
          <draw:text-box>
            <text:p/>
          </draw:text-box>
        </draw:frame>
        <draw:frame draw:style-name="gr8" draw:text-style-name="P4" draw:layer="layout" svg:width="4.63cm" svg:height="0.806cm" svg:x="1.67cm" svg:y="6.75cm">
          <draw:text-box>
            <text:p><text:span text:style-name="T2">Pulling from 'otigin'</text:span></text:p>
          </draw:text-box>
        </draw:frame>
        <draw:frame draw:style-name="gr6" draw:text-style-name="P2" draw:layer="layout" svg:width="7.004cm" svg:height="0.806cm" svg:x="8.166cm" svg:y="10.724cm">
          <draw:text-box>
            <text:p><text:span text:style-name="T1">1/0/0/0/andreav/INT/develop</text:span></text:p>
          </draw:text-box>
        </draw:frame>
        <draw:line draw:style-name="gr3" draw:text-style-name="P1" draw:layer="layout" svg:x1="7.45cm" svg:y1="10.695cm" svg:x2="3.64cm" svg:y2="10.695cm">
          <text:p/>
        </draw:line>
        <draw:line draw:style-name="gr2" draw:text-style-name="P1" draw:layer="layout" svg:x1="3.64cm" svg:y1="10.695cm" svg:x2="2.37cm" svg:y2="9.425cm">
          <text:p/>
        </draw:line>
        <draw:frame draw:style-name="gr8" draw:text-style-name="P4" draw:layer="layout" svg:width="4.359cm" svg:height="0.806cm" svg:x="1.735cm" svg:y="11.159cm">
          <draw:text-box>
            <text:p><text:span text:style-name="T2">Pushing to 'otigin'</text:span></text:p>
          </draw:text-box>
        </draw:frame>
        <draw:frame draw:style-name="gr9" draw:text-style-name="P2" draw:layer="layout" svg:width="8.719cm" svg:height="0.806cm" svg:x="8.185cm" svg:y="11.494cm">
          <draw:text-box>
            <text:p><text:span text:style-name="T1">remotes/origin/1/0/0/0/andreav/INT/</text:span></text:p>
          </draw:text-box>
        </draw:frame>
        <draw:frame draw:style-name="gr10" draw:text-style-name="P2" draw:layer="layout" svg:width="2.119cm" svg:height="0.806cm" svg:x="16.656cm" svg:y="11.494cm">
          <draw:text-box>
            <text:p><text:span text:style-name="T1">develop</text:span></text:p>
          </draw:text-box>
        </draw:frame>
        <draw:line draw:style-name="gr2" draw:text-style-name="P1" draw:layer="layout" svg:x1="6.18cm" svg:y1="14.17cm" svg:x2="7.45cm" svg:y2="13.535cm">
          <text:p/>
        </draw:line>
        <draw:frame draw:style-name="gr8" draw:text-style-name="P2" draw:layer="layout" svg:width="4.985cm" svg:height="0.806cm" svg:x="1.94cm" svg:y="14.235cm">
          <draw:text-box>
            <text:p><text:span text:style-name="T1">Integartiion branch</text:span></text:p>
          </draw:text-box>
        </draw:frame>
        <draw:line draw:style-name="gr11" draw:text-style-name="P1" draw:layer="layout" svg:x1="18.78cm" svg:y1="1.635cm" svg:x2="18.78cm" svg:y2="4.175cm">
          <text:p text:style-name="P1">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543cm" fo:margin-left="1cm" fo:margin-right="0.85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2:22:12</meta:creation-date>
    <dc:date>2012-02-07T13:31:21</dc:date>
    <dc:creator>vallea </dc:creator>
    <meta:editing-duration>PT22M15S</meta:editing-duration>
    <meta:editing-cycles>11</meta:editing-cycles>
    <meta:generator>LibreOffice/3.3$Linux LibreOffice_project/330m19$Build-301</meta:generator>
    <meta:document-statistic meta:object-count="29"/>
  </office:meta>
</office:document-meta>
</file>